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Ubuntu1" svg:font-family="Ubuntu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Ubuntu" svg:font-family="Ubuntu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nux Biolinum" fo:font-size="13pt" officeooo:rsid="00b4cadb" officeooo:paragraph-rsid="00b4cadb"/>
    </style:style>
    <style:style style:name="P2" style:family="paragraph" style:parent-style-name="Table_20_Contents">
      <style:text-properties style:font-name="Linux Biolinum" fo:font-size="13pt" officeooo:rsid="00b632a6" officeooo:paragraph-rsid="00b632a6"/>
    </style:style>
    <style:style style:name="P3" style:family="paragraph" style:parent-style-name="Table_20_Contents">
      <style:text-properties style:font-name="Linux Biolinum" fo:font-size="13pt" officeooo:rsid="00b7398c" officeooo:paragraph-rsid="00b7398c"/>
    </style:style>
    <style:style style:name="P4" style:family="paragraph" style:parent-style-name="Text_20_body">
      <style:text-properties fo:font-style="normal" officeooo:rsid="00aee406" officeooo:paragraph-rsid="00aee406" style:font-style-asian="normal" style:font-style-complex="normal"/>
    </style:style>
    <style:style style:name="P5" style:family="paragraph" style:parent-style-name="Text_20_body" style:list-style-name="L1">
      <style:text-properties officeooo:rsid="00abe597" officeooo:paragraph-rsid="00abe597"/>
    </style:style>
    <style:style style:name="P6" style:family="paragraph" style:parent-style-name="Text_20_body" style:list-style-name="L2">
      <style:text-properties officeooo:rsid="00aee406" officeooo:paragraph-rsid="00aee406"/>
    </style:style>
    <style:style style:name="P7" style:family="paragraph" style:parent-style-name="Text_20_body" style:list-style-name="L2">
      <style:text-properties fo:font-style="normal" officeooo:rsid="00aee406" officeooo:paragraph-rsid="00aee406" style:font-style-asian="normal" style:font-style-complex="normal"/>
    </style:style>
    <style:style style:name="P8" style:family="paragraph" style:parent-style-name="Text_20_body" style:list-style-name="L3">
      <style:text-properties fo:font-style="normal" officeooo:rsid="00b896ab" officeooo:paragraph-rsid="00b896ab" style:font-style-asian="normal" style:font-style-complex="normal"/>
    </style:style>
    <style:style style:name="P9" style:family="paragraph" style:parent-style-name="Text_20_body">
      <style:text-properties fo:font-style="normal" officeooo:rsid="00b896ab" officeooo:paragraph-rsid="00b896ab" style:font-style-asian="normal" style:font-style-complex="normal"/>
    </style:style>
    <style:style style:name="P10" style:family="paragraph" style:parent-style-name="Text_20_body">
      <style:text-properties fo:font-style="normal" officeooo:rsid="00bac8d4" officeooo:paragraph-rsid="00bac8d4" style:font-style-asian="normal" style:font-style-complex="normal"/>
    </style:style>
    <style:style style:name="P11" style:family="paragraph" style:parent-style-name="Text_20_body" style:list-style-name="L4">
      <style:text-properties fo:font-style="normal" officeooo:rsid="00bac8d4" officeooo:paragraph-rsid="00bac8d4" style:font-style-asian="normal" style:font-style-complex="normal"/>
    </style:style>
    <style:style style:name="P12" style:family="paragraph" style:parent-style-name="Heading_20_1">
      <style:text-properties officeooo:rsid="00a8fc56" officeooo:paragraph-rsid="00a8fc56"/>
    </style:style>
    <style:style style:name="P13" style:family="paragraph" style:parent-style-name="Heading_20_2">
      <style:text-properties officeooo:rsid="00aab06a" officeooo:paragraph-rsid="00aab06a"/>
    </style:style>
    <style:style style:name="P14" style:family="paragraph" style:parent-style-name="Heading_20_2">
      <style:text-properties officeooo:rsid="00aee406" officeooo:paragraph-rsid="00aee406"/>
    </style:style>
    <style:style style:name="P15" style:family="paragraph" style:parent-style-name="Heading_20_2">
      <style:text-properties officeooo:rsid="00b9a060" officeooo:paragraph-rsid="00b9a060"/>
    </style:style>
    <style:style style:name="P16" style:family="paragraph">
      <style:paragraph-properties fo:text-align="center"/>
    </style:style>
    <style:style style:name="P17" style:family="paragraph">
      <style:paragraph-properties fo:margin-left="0.801cm" fo:margin-right="0cm" fo:text-indent="0cm"/>
    </style:style>
    <style:style style:name="P18" style:family="paragraph">
      <loext:graphic-properties draw:fill-color="#ffffff"/>
      <style:paragraph-properties fo:text-align="center"/>
      <style:text-properties style:font-name="Ubuntu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aab06a"/>
    </style:style>
    <style:style style:name="T3" style:family="text">
      <style:text-properties officeooo:rsid="00abe597"/>
    </style:style>
    <style:style style:name="T4" style:family="text">
      <style:text-properties fo:color="#ff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b169d7"/>
    </style:style>
    <style:style style:name="T7" style:family="text">
      <style:text-properties officeooo:rsid="00b7398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Ubuntu" fo:font-size="15pt" style:font-size-asian="15pt" style:font-size-complex="15pt"/>
    </style:style>
    <style:style style:name="T11" style:family="text">
      <style:text-properties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2.538cm" fo:min-width="8.1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unny stories : <text:span text:style-name="T2">Laurel &amp; Hardy</text:span></text:h>
      <text:h text:style-name="P13" text:outline-level="2"><draw:custom-shape text:anchor-type="paragraph" draw:z-index="0" draw:name="Forme1" draw:style-name="gr1" draw:text-style-name="P18" svg:width="8.441cm" svg:height="2.811cm" svg:x="8.46cm" svg:y="0.497cm"><text:p text:style-name="P16"><text:span text:style-name="T10">Vocabulary</text:span></text:p><text:p text:style-name="P17"><text:span text:style-name="T11">– </text:span><text:span text:style-name="T11">to be born</text:span></text:p><text:p text:style-name="P17"><text:span text:style-name="T11">– </text:span><text:span text:style-name="T11">to die</text:span></text:p><text:p text:style-name="P17"><text:span text:style-name="T11">– </text:span><text:span text:style-name="T11">to begin / to start</text:span></text:p><text:p text:style-name="P17"><text:span text:style-name="T11">– </text:span><text:span text:style-name="T11">wife → wives (pl.)</text:span></text:p><draw:enhanced-geometry svg:viewBox="0 0 21600 21600" draw:path-stretchpoint-x="10800" draw:path-stretchpoint-y="10800" draw:text-areas="?f3 ?f4 ?f5 ?f6" draw:type="round-rectangle" draw:modifiers="1233.1242158092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tan <text:span text:style-name="T3">L</text:span>aurel</text:h>
      <text:list xml:id="list2742727438587439570" text:style-name="L1">
        <text:list-item>
          <text:p text:style-name="P5">His real name <text:span text:style-name="T4">was</text:span> Arthur Stanley Jefferson.</text:p>
        </text:list-item>
        <text:list-item>
          <text:p text:style-name="P5">He <text:span text:style-name="T4">was</text:span> born in 1890 in England. He di<text:span text:style-name="T4">ed</text:span> in 1965.</text:p>
        </text:list-item>
        <text:list-item>
          <text:p text:style-name="P5">He <text:span text:style-name="T4">came</text:span> to (= arriv<text:span text:style-name="T4">ed </text:span>in) the USA in 1910, with a comedy troup that includ<text:span text:style-name="T4">ed</text:span> Charlie Chaplin.</text:p>
        </text:list-item>
        <text:list-item>
          <text:p text:style-name="P5">He <text:span text:style-name="T4">was</text:span> married four times.</text:p>
        </text:list-item>
      </text:list>
      <text:h text:style-name="P14" text:outline-level="2">Oliver Hardy (to complete as homework, like upside)</text:h>
      <text:list xml:id="list9008497375323707458" text:style-name="L2">
        <text:list-item>
          <text:p text:style-name="P6"><text:span text:style-name="T6">He was b</text:span>orn in 1892 in Harlem, Georgia (US) ; <text:span text:style-name="T6">He died</text:span> in 1957.</text:p>
        </text:list-item>
        <text:list-item>
          <text:p text:style-name="P6"><text:span text:style-name="T6">He opened</text:span> a movie theater in … (<text:span text:style-name="T5">date à chercher</text:span><text:span text:style-name="T1">)</text:span></text:p>
        </text:list-item>
        <text:list-item>
          <text:p text:style-name="P7"><text:span text:style-name="T6">He found</text:span> work as an actor and then <text:span text:style-name="T6">moved</text:span> to Hollywood.</text:p>
        </text:list-item>
        <text:list-item>
          <text:p text:style-name="P7">He <text:span text:style-name="T6">was</text:span> married three times.</text:p>
        </text:list-item>
      </text:list>
      <text:h text:style-name="Heading_20_2" text:outline-level="2">Vocabulary : Comical situations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Verbs/actions</text:p>
          </table:table-cell>
          <table:table-cell table:style-name="Tableau1.A1" office:value-type="string">
            <text:p text:style-name="P1">Adjectives</text:p>
          </table:table-cell>
          <table:table-cell table:style-name="Tableau1.C1" office:value-type="string">
            <text:p text:style-name="P1">Nouns</text:p>
          </table:table-cell>
        </table:table-row>
        <table:table-row>
          <table:table-cell table:style-name="Tableau1.A2" office:value-type="string">
            <text:p text:style-name="P1">Joke</text:p>
            <text:p text:style-name="P1">To laugh</text:p>
            <text:p text:style-name="P1">Smile</text:p>
            <text:p text:style-name="P1">to fall</text:p>
            <text:p text:style-name="P1">to make somebody laugh</text:p>
            <text:p text:style-name="P1">to say something stupid</text:p>
            <text:p text:style-name="P1">to make faces</text:p>
            <text:p text:style-name="P1">to clown around</text:p>
            <text:p text:style-name="P1">to trip</text:p>
            <text:p text:style-name="P1">to look shamefaced</text:p>
            <text:p text:style-name="P3">to play a trick on somebody</text:p>
          </table:table-cell>
          <table:table-cell table:style-name="Tableau1.A2" office:value-type="string">
            <text:p text:style-name="P1">Funny</text:p>
            <text:p text:style-name="P1">hilarious</text:p>
            <text:p text:style-name="P1">amusing</text:p>
            <text:p text:style-name="P1">ridicul<text:span text:style-name="T7">o</text:span>us</text:p>
            <text:p text:style-name="P1">crazy</text:p>
            <text:p text:style-name="P1">happy</text:p>
            <text:p text:style-name="P1">comical</text:p>
            <text:p text:style-name="P1">smiling</text:p>
            <text:p text:style-name="P1">ironical</text:p>
            <text:p text:style-name="P3">absent-minded</text:p>
            <text:p text:style-name="P3">clumsy</text:p>
          </table:table-cell>
          <table:table-cell table:style-name="Tableau1.C2" office:value-type="string">
            <text:p text:style-name="P1">Joke</text:p>
            <text:p text:style-name="P1">sense of humor</text:p>
            <text:p text:style-name="P1">clown</text:p>
            <text:p text:style-name="P1">irony</text:p>
            <text:p text:style-name="P2">a misenderstanding</text:p>
          </table:table-cell>
        </table:table-row>
      </table:table>
      <text:p text:style-name="P4"/>
      <text:h text:style-name="P15" text:outline-level="2">Traductions</text:h>
      <text:list xml:id="list6277092531380599218" text:style-name="L3">
        <text:list-item>
          <text:p text:style-name="P8">Clumsy → <text:span text:style-name="T5">maladroit</text:span></text:p>
        </text:list-item>
        <text:list-item>
          <text:p text:style-name="P8">absent-minded → <text:span text:style-name="T5">distrait</text:span></text:p>
        </text:list-item>
        <text:list-item>
          <text:p text:style-name="P8">to look shamefaced → <text:span text:style-name="T5">avoir l’air honteux, penaud</text:span></text:p>
        </text:list-item>
        <text:list-item>
          <text:p text:style-name="P8">a trip → Un <text:span text:style-name="T5">voyage</text:span></text:p>
        </text:list-item>
        <text:list-item>
          <text:p text:style-name="P8"><text:soft-page-break/>To trip → <text:span text:style-name="T5">Trébucher</text:span></text:p>
        </text:list-item>
        <text:list-item>
          <text:p text:style-name="P8">Misanderstanding → <text:span text:style-name="T5">Quiproquo, malentendu</text:span></text:p>
        </text:list-item>
        <text:list-item>
          <text:p text:style-name="P8">To play a trick on somebody → <text:span text:style-name="T5">jouer un tour à quelqu’un</text:span></text:p>
        </text:list-item>
      </text:list>
      <text:p text:style-name="P9"/>
      <text:h text:style-name="Heading_20_2" text:outline-level="2">Cultural parenthesis: Oxford</text:h>
      <text:list xml:id="list8048474960624949155" text:style-name="L4">
        <text:list-item>
          <text:p text:style-name="P11">Oxford is bigger than Lyon 2.</text:p>
        </text:list-item>
        <text:list-item>
          <text:p text:style-name="P11">Oxford is bigger than all the other universities.</text:p>
        </text:list-item>
      </text:list>
      <text:p text:style-name="P10">==&gt; Oxford is one of <text:span text:style-name="T9">the biggest</text:span> univers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Ubuntu1" svg:font-family="Ubuntu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Ubuntu" svg:font-family="Ubuntu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Date" style:family="paragraph" style:parent-style-name="Text_20_body" style:master-page-name="">
      <style:paragraph-properties fo:text-align="end" style:justify-single-word="false" style:page-number="auto"/>
      <style:text-properties fo:font-size="11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22T10:59:10.571199894</dc:date>
    <meta:editing-duration>P3DT4H5M40S</meta:editing-duration>
    <meta:editing-cycles>147</meta:editing-cycles>
    <meta:generator>LibreOffice/5.1.1.3$Linux_X86_64 LibreOffice_project/10m0$Build-3</meta:generator>
    <meta:document-statistic meta:table-count="1" meta:image-count="0" meta:object-count="0" meta:page-count="2" meta:paragraph-count="54" meta:word-count="236" meta:character-count="1229" meta:non-whitespace-character-count="1064"/>
  </office:meta>
</office:document-meta>
</file>